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7AC7629204019E7E90.png" manifest:media-type="image/png"/>
  <manifest:file-entry manifest:full-path="Pictures/10000001000001F4000001F4AC84359F18BE5261.png" manifest:media-type="image/png"/>
  <manifest:file-entry manifest:full-path="Pictures/10000000000002B8000002084AD59FB4083BD738.jpg" manifest:media-type="image/jpeg"/>
  <manifest:file-entry manifest:full-path="Pictures/10000000000002B800000208E772C2BC0EBB2BF0.jpg" manifest:media-type="image/jpeg"/>
  <manifest:file-entry manifest:full-path="Pictures/1000000000000579000001AD11CBB9221AE4A99E.png" manifest:media-type="image/png"/>
  <manifest:file-entry manifest:full-path="Pictures/100000010000022D000000D07741DB0C8780EA25.png" manifest:media-type="image/png"/>
  <manifest:file-entry manifest:full-path="Pictures/100000010000022D000000D045052D36A264282E.png" manifest:media-type="image/png"/>
  <manifest:file-entry manifest:full-path="Pictures/100000010000022D000000D07CEC981F2A1A43E4.png" manifest:media-type="image/png"/>
  <manifest:file-entry manifest:full-path="Pictures/10000000000002B8000002081AD42984CF1DC2AC.jpg" manifest:media-type="image/jpeg"/>
  <manifest:file-entry manifest:full-path="Pictures/10000000000002B80000020877166FA84093300A.jpg" manifest:media-type="image/jpeg"/>
  <manifest:file-entry manifest:full-path="Pictures/10000000000002B8000002086AB339D4D97AFEFF.jpg" manifest:media-type="image/jpeg"/>
  <manifest:file-entry manifest:full-path="Pictures/1000000100000A00000005622F8AD814FA61DAA6.png" manifest:media-type="image/png"/>
  <manifest:file-entry manifest:full-path="Pictures/100000010000022D000000D0337392472C07E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72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76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87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712cm" fo:min-width="0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2.15cm" fo:min-width="10.1cm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3cm" svg:height="3.65cm" svg:x="9.05cm" svg:y="0.61cm">
          <draw:image xlink:href="Pictures/100000010000022D000000D0337392472C07E832.png" xlink:type="simple" xlink:show="embed" xlink:actuate="onLoad" draw:mime-type="image/png">
            <text:p/>
          </draw:image>
        </draw:frame>
        <draw:frame draw:style-name="gr2" draw:text-style-name="P1" draw:layer="layout" svg:width="4.41cm" svg:height="3.29cm" svg:x="0.99cm" svg:y="0.6cm">
          <draw:image xlink:href="Pictures/10000000000002B8000002086AB339D4D97AFEFF.jpg" xlink:type="simple" xlink:show="embed" xlink:actuate="onLoad" draw:mime-type="image/jpeg">
            <text:p/>
          </draw:image>
        </draw:frame>
        <draw:frame draw:style-name="gr2" draw:text-style-name="P1" draw:layer="layout" svg:width="4.41cm" svg:height="3.29cm" svg:x="1.6cm" svg:y="1.6cm">
          <draw:image xlink:href="Pictures/10000000000002B80000020877166FA84093300A.jpg" xlink:type="simple" xlink:show="embed" xlink:actuate="onLoad" draw:mime-type="image/jpeg">
            <text:p/>
          </draw:image>
        </draw:frame>
        <draw:frame draw:style-name="gr2" draw:text-style-name="P1" draw:layer="layout" svg:width="4.41cm" svg:height="3.29cm" svg:x="2cm" svg:y="2.4cm">
          <draw:image xlink:href="Pictures/10000000000002B8000002081AD42984CF1DC2AC.jpg" xlink:type="simple" xlink:show="embed" xlink:actuate="onLoad" draw:mime-type="image/jpeg">
            <text:p/>
          </draw:image>
        </draw:frame>
        <draw:line draw:style-name="gr3" draw:text-style-name="P1" draw:layer="layout" svg:x1="6.4cm" svg:y1="2.2cm" svg:x2="9.2cm" svg:y2="2.2cm">
          <text:p/>
        </draw:line>
        <draw:frame draw:style-name="gr4" draw:text-style-name="P1" draw:layer="layout" svg:width="4.95cm" svg:height="3.66cm" svg:x="9.65cm" svg:y="1.4cm">
          <draw:image xlink:href="Pictures/100000010000022D000000D07CEC981F2A1A43E4.png" xlink:type="simple" xlink:show="embed" xlink:actuate="onLoad" draw:mime-type="image/png">
            <text:p/>
          </draw:image>
        </draw:frame>
        <draw:frame draw:style-name="gr5" draw:text-style-name="P1" draw:layer="layout" svg:width="4.89cm" svg:height="3.64cm" svg:x="10.4cm" svg:y="2.4cm">
          <draw:image xlink:href="Pictures/100000010000022D000000D045052D36A264282E.png" xlink:type="simple" xlink:show="embed" xlink:actuate="onLoad" draw:mime-type="image/png">
            <text:p/>
          </draw:image>
        </draw:frame>
        <draw:frame draw:style-name="gr6" draw:text-style-name="P1" draw:layer="layout" svg:width="4.77cm" svg:height="3.58cm" svg:x="11.23cm" svg:y="3.22cm">
          <draw:image xlink:href="Pictures/100000010000022D000000D07741DB0C8780EA25.png" xlink:type="simple" xlink:show="embed" xlink:actuate="onLoad" draw:mime-type="image/png">
            <text:p/>
          </draw:image>
        </draw:frame>
        <draw:line draw:style-name="gr3" draw:text-style-name="P1" draw:layer="layout" svg:x1="15cm" svg:y1="2.22cm" svg:x2="17.8cm" svg:y2="2.22cm">
          <text:p/>
        </draw:line>
        <draw:frame draw:style-name="gr2" draw:text-style-name="P1" draw:layer="layout" svg:width="10cm" svg:height="3.06cm" svg:x="17.8cm" svg:y="1cm">
          <draw:image xlink:href="Pictures/1000000000000579000001AD11CBB9221AE4A99E.png" xlink:type="simple" xlink:show="embed" xlink:actuate="onLoad" draw:mime-type="image/png">
            <text:p/>
          </draw:image>
        </draw:frame>
        <draw:line draw:style-name="gr3" draw:text-style-name="P1" draw:layer="layout" svg:x1="22.2cm" svg:y1="4.416cm" svg:x2="20.896cm" svg:y2="7cm">
          <text:p/>
        </draw:line>
        <draw:line draw:style-name="gr3" draw:text-style-name="P1" draw:layer="layout" svg:x1="22.2cm" svg:y1="4.416cm" svg:x2="23.518cm" svg:y2="6.993cm">
          <text:p/>
        </draw:line>
        <draw:frame draw:style-name="gr2" draw:text-style-name="P1" draw:layer="layout" svg:width="4.41cm" svg:height="3.29cm" svg:x="18.2cm" svg:y="7.2cm">
          <draw:image xlink:href="Pictures/10000000000002B8000002086AB339D4D97AFEFF.jpg" xlink:type="simple" xlink:show="embed" xlink:actuate="onLoad" draw:mime-type="image/jpeg">
            <text:p/>
          </draw:image>
        </draw:frame>
        <draw:frame draw:style-name="gr2" draw:text-style-name="P1" draw:layer="layout" svg:width="4.41cm" svg:height="3.29cm" svg:x="22.79cm" svg:y="7.2cm">
          <draw:image xlink:href="Pictures/10000000000002B800000208E772C2BC0EBB2BF0.jpg" xlink:type="simple" xlink:show="embed" xlink:actuate="onLoad" draw:mime-type="image/jpeg">
            <text:p/>
          </draw:image>
        </draw:frame>
        <draw:frame draw:style-name="gr2" draw:text-style-name="P1" draw:layer="layout" svg:width="4.41cm" svg:height="3.29cm" svg:x="2.4cm" svg:y="3.4cm">
          <draw:image xlink:href="Pictures/10000000000002B8000002084AD59FB4083BD738.jpg" xlink:type="simple" xlink:show="embed" xlink:actuate="onLoad" draw:mime-type="image/jpeg">
            <text:p/>
          </draw:image>
        </draw:frame>
        <draw:frame draw:style-name="gr7" draw:text-style-name="P2" draw:layer="layout" svg:width="2.581cm" svg:height="0.962cm" svg:x="3.219cm" svg:y="6.69cm">
          <draw:text-box>
            <text:p>Images</text:p>
          </draw:text-box>
        </draw:frame>
        <draw:frame draw:style-name="gr8" draw:text-style-name="P2" draw:layer="layout" svg:width="5.997cm" svg:height="0.962cm" svg:x="10.4cm" svg:y="6.638cm">
          <draw:text-box>
            <text:p>Segmented Images</text:p>
          </draw:text-box>
        </draw:frame>
        <draw:frame draw:style-name="gr9" draw:text-style-name="P2" draw:layer="layout" svg:width="4.795cm" svg:height="0.962cm" svg:x="18.005cm" svg:y="10.49cm">
          <draw:text-box>
            <text:p>Live phenotype</text:p>
          </draw:text-box>
        </draw:frame>
        <draw:frame draw:style-name="gr10" draw:text-style-name="P2" draw:layer="layout" svg:width="5.146cm" svg:height="0.962cm" svg:x="22.454cm" svg:y="10.49cm">
          <draw:text-box>
            <text:p>Dead phenotype</text:p>
          </draw:text-box>
        </draw:frame>
        <draw:frame draw:style-name="gr9" draw:text-style-name="P2" draw:layer="layout" svg:width="4.795cm" svg:height="0.962cm" svg:x="18.006cm" svg:y="10.49cm">
          <draw:text-box>
            <text:p>Live phenotype</text:p>
          </draw:text-box>
        </draw:frame>
        <draw:frame draw:style-name="gr7" draw:text-style-name="P2" draw:layer="layout" svg:width="2.581cm" svg:height="0.962cm" svg:x="3.22cm" svg:y="6.69cm">
          <draw:text-box>
            <text:p>Images</text:p>
          </draw:text-box>
        </draw:frame>
        <draw:frame draw:style-name="gr11" draw:text-style-name="P2" draw:layer="layout" svg:width="4.208cm" svg:height="1.379cm" draw:transform="rotate (1.57585778162568) translate (7.421cm 6.207cm)">
          <draw:text-box>
            <text:p>Object Detection</text:p>
          </draw:text-box>
        </draw:frame>
        <draw:frame draw:style-name="gr2" draw:text-style-name="P1" draw:layer="layout" svg:width="1.7cm" svg:height="1.7cm" svg:x="5.5cm" svg:y="11.6cm">
          <draw:image xlink:href="Pictures/10000001000001F4000001F4AC84359F18BE5261.png" xlink:type="simple" xlink:show="embed" xlink:actuate="onLoad" draw:mime-type="image/png">
            <text:p/>
          </draw:image>
        </draw:frame>
        <draw:frame draw:style-name="gr2" draw:text-style-name="P1" draw:layer="layout" svg:width="3.38cm" svg:height="3.7cm" svg:x="6.6cm" svg:y="8cm">
          <draw:image xlink:href="Pictures/10000001000005000000057AC7629204019E7E90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1.62cm" svg:x="9cm" svg:y="11.6cm">
          <draw:image xlink:href="Pictures/1000000100000A00000005622F8AD814FA61DAA6.png" xlink:type="simple" xlink:show="embed" xlink:actuate="onLoad" draw:mime-type="image/png">
            <text:p/>
          </draw:image>
        </draw:frame>
        <draw:frame draw:style-name="gr11" draw:text-style-name="P2" draw:layer="layout" svg:width="4.201cm" svg:height="1.179cm" draw:transform="rotate (1.57585778162568) translate (16.221cm 6.206cm)">
          <draw:text-box>
            <text:p>Features extraction</text:p>
          </draw:text-box>
        </draw:frame>
        <draw:frame draw:style-name="gr11" draw:text-style-name="P2" draw:layer="layout" svg:width="2.111cm" svg:height="0.766cm" draw:transform="rotate (0.0020943951023932) translate (19.287cm 5.034cm)">
          <draw:text-box>
            <text:p>Training</text:p>
          </draw:text-box>
        </draw:frame>
        <draw:frame draw:style-name="gr11" draw:text-style-name="P2" draw:layer="layout" svg:width="3.311cm" svg:height="0.773cm" draw:transform="rotate (0.00209439510239319) translate (22.887cm 5.032cm)">
          <draw:text-box>
            <text:p>Classification</text:p>
          </draw:text-box>
        </draw:frame>
        <draw:custom-shape draw:style-name="gr12" draw:text-style-name="P3" draw:layer="layout" svg:width="10.6cm" svg:height="12.4cm" svg:x="17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57f17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ssenKhodja</meta:initial-creator>
    <meta:creation-date>2022-11-18T11:22:58.933702775</meta:creation-date>
    <dc:date>2022-11-18T16:49:45.074953233</dc:date>
    <dc:creator>HassenKhodja</dc:creator>
    <meta:editing-duration>PT1H19M42S</meta:editing-duration>
    <meta:editing-cycles>8</meta:editing-cycles>
    <meta:generator>LibreOffice/7.3.6.2$Linux_X86_64 LibreOffice_project/30$Build-2</meta:generator>
    <meta:document-statistic meta:object-count="52"/>
  </office:meta>
</office:document-meta>
</file>